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2C0000008C3BE6529631189952.png" manifest:media-type="image/png"/>
  <manifest:file-entry manifest:full-path="Pictures/1000020100000169000000C9DBD3F295F4C80066.png" manifest:media-type="image/png"/>
  <manifest:file-entry manifest:full-path="Pictures/1000000000000390000002A0F36312FB10F775B5.png" manifest:media-type="image/png"/>
  <manifest:file-entry manifest:full-path="Pictures/10002E2C000025AF000014F87C35248CC841EF6F.svg" manifest:media-type="image/svg+xml"/>
  <manifest:file-entry manifest:full-path="Pictures/10000201000003C00000022228FC383CB2BF37EC.png" manifest:media-type="image/png"/>
  <manifest:file-entry manifest:full-path="Pictures/10000000000003900000001E6F907D6CD53072D0.png" manifest:media-type="image/png"/>
  <manifest:file-entry manifest:full-path="Pictures/1000160A000025AF000011893472975093088BA3.svg" manifest:media-type="image/svg+xml"/>
  <manifest:file-entry manifest:full-path="Pictures/1000020100000169000000A8563BE39DD93AB1F9.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color="#000000" fo:font-weight="bold" style:font-weight-asian="bold" style:font-weight-complex="bold"/>
    </style:style>
    <style:style style:name="T2" style:family="text">
      <style:text-properties fo:color="#000000" style:text-position="super 58%" fo:font-weight="bold" style:font-weight-asian="bold" style:font-weight-complex="bold"/>
    </style:style>
    <style:style style:name="T3" style:family="text">
      <style:text-properties fo:color="#000000"/>
    </style:style>
    <style:style style:name="T4"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supportconfig-utils / lnav</text:p>
          </draw:text-box>
        </draw:frame>
        <draw:frame presentation:style-name="pr2" draw:text-style-name="P3" draw:layer="layout" svg:width="14.503cm" svg:height="3.326cm" svg:x="2.261cm" svg:y="13.081cm" presentation:class="subtitle" presentation:user-transformed="true">
          <draw:text-box>
            <text:p text:style-name="P2"><text:span text:style-name="T1">“</text:span><text:span text:style-name="T1">Lunch” &amp; Learn, 25</text:span><text:span text:style-name="T2">th</text:span><text:span text:style-name="T1"> July 2019</text:span></text:p>
            <text:p text:style-name="P2"><text:span text:style-name="T3">Sayali Lunkad &lt;</text:span><text:span text:style-name="T3"><text:a xlink:href="mailto:sayali.lunkad@suse.com" xlink:type="simple">sayali.lunkad@suse.com</text:a></text:span><text:span text:style-name="T3">&gt;</text:span></text:p>
            <text:p text:style-name="P2"><text:span text:style-name="T3">Adam Spiers &lt;</text:span><text:span text:style-name="T3"><text:a xlink:href="mailto:adam.spiers@suse.com" xlink:type="simple">adam.spiers@suse.com</text:a></text:span><text:span text:style-name="T3">&gt;</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2.995cm" svg:x="3.556cm" svg:y="4.625cm">
          <text:p text:style-name="P5"><text:span text:style-name="T4"/></text:p>
          <text:p text:style-name="P5"><text:span text:style-name="T4"/></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0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94cm"/>
    </style:style>
    <style:style style:name="Mgr12" style:family="graphic" style:parent-style-name="standard">
      <style:graphic-properties draw:stroke="none" svg:stroke-color="#000000" draw:fill="none" draw:fill-color="#ffffff" draw:auto-grow-height="true" draw:auto-grow-width="false" fo:max-height="0cm" fo:min-height="1.12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000000" style:text-line-through-style="none" style:text-line-through-type="none" style:font-name="Arial4"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4"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10" style:family="text">
      <style:text-properties fo:color="#ffffff" style:text-line-through-style="none" style:text-line-through-type="none" style:font-name="Arial4"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11" style:family="text">
      <style:text-properties fo:color="#ffffff" style:text-line-through-style="none" style:text-line-through-type="none" style:font-name="Arial4"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loext:mime-type="image/svg+xml">
          <text:p/>
        </draw:image>
        <draw:image xlink:href="Pictures/1000020100000169000000C9DBD3F295F4C80066.png" xlink:type="simple" xlink:show="embed" xlink:actuate="onLoad" loext:mime-type="image/png"/>
      </draw:frame>
      <draw:frame draw:style-name="Mgr6" draw:text-style-name="MP5" draw:layer="backgroundobjects" svg:width="24.13cm" svg:height="11.593cm" svg:x="0.627cm" svg:y="0.578cm">
        <draw:image xlink:href="Pictures/10000201000003C00000022228FC383CB2BF37EC.png" xlink:type="simple" xlink:show="embed" xlink:actuate="onLoad" loext:mime-type="image/png">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6F907D6CD53072D0.png" xlink:type="simple" xlink:show="embed" xlink:actuate="onLoad" loext:mime-type="image/png">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loext:mime-type="image/svg+xml">
          <text:p/>
        </draw:image>
        <draw:image xlink:href="Pictures/1000020100000169000000A8563BE39DD93AB1F9.png" xlink:type="simple" xlink:show="embed" xlink:actuate="onLoad" loext:mime-type="image/png"/>
      </draw:frame>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F36312FB10F775B5.png" xlink:type="simple" xlink:show="embed" xlink:actuate="onLoad" loext:mime-type="image/png">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loext:mime-type="image/svg+xml">
          <text:p/>
        </draw:image>
        <draw:image xlink:href="Pictures/1000020100000169000000C9DBD3F295F4C80066.png" xlink:type="simple" xlink:show="embed" xlink:actuate="onLoad" loext:mime-type="image/png"/>
      </draw:frame>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6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5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loext:mime-type="image/svg+xml">
          <text:p/>
        </draw:image>
        <draw:image xlink:href="Pictures/1000020100000169000000C9DBD3F295F4C80066.png" xlink:type="simple" xlink:show="embed" xlink:actuate="onLoad" loext:mime-type="image/png"/>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44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7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7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loext:mime-type="image/svg+xml">
          <text:p/>
        </draw:image>
        <draw:image xlink:href="Pictures/1000020100000169000000C9DBD3F295F4C80066.png" xlink:type="simple" xlink:show="embed" xlink:actuate="onLoad" loext:mime-type="image/png"/>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28FC383CB2BF37EC.png" xlink:type="simple" xlink:show="embed" xlink:actuate="onLoad" loext:mime-type="image/png">
          <text:p/>
        </draw:image>
      </draw:frame>
      <draw:frame draw:style-name="Mgr5" draw:text-style-name="MP5" draw:layer="backgroundobjects" svg:width="4.838cm" svg:height="2.256cm" svg:x="19.11cm" svg:y="15.304cm">
        <draw:image xlink:href="Pictures/100002010000012C0000008C3BE6529631189952.png" xlink:type="simple" xlink:show="embed" xlink:actuate="onLoad" loext:mime-type="image/png">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9-07-24T20:27:57.037319204</dc:date>
    <meta:editing-duration>PT18H26M46S</meta:editing-duration>
    <meta:editing-cycles>87</meta:editing-cycles>
    <meta:generator>LibreOffice/6.1.3.2$Linux_X86_64 LibreOffice_project/10$Build-2</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